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Google Sans" svg:font-family="'Google Sans', arial, sans-serif"/>
    <style:font-face style:name="Arial1" svg:font-family="Arial" style:font-family-generic="swiss"/>
    <style:font-face style:name="Source Code Pro Medium" svg:font-family="'Source Code Pro Medium'"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Source Code Pro Medium" officeooo:rsid="0003256e"/>
    </style:style>
    <style:style style:name="P2" style:family="paragraph" style:parent-style-name="Standard">
      <style:text-properties style:font-name="Source Code Pro Medium" officeooo:rsid="0003256e" officeooo:paragraph-rsid="0003256e"/>
    </style:style>
    <style:style style:name="P3" style:family="paragraph" style:parent-style-name="Standard">
      <style:text-properties officeooo:paragraph-rsid="00033510"/>
    </style:style>
    <style:style style:name="T1" style:family="text">
      <style:text-properties officeooo:rsid="00033510"/>
    </style:style>
    <style:style style:name="T2" style:family="text">
      <style:text-properties fo:font-size="16pt" style:font-size-asian="16pt" style:font-size-complex="16pt"/>
    </style:style>
    <style:style style:name="T3" style:family="text">
      <style:text-properties fo:font-variant="normal" fo:text-transform="none" fo:color="#bdc1c6" loext:opacity="100%" style:font-name="Google Sans" fo:font-size="21pt" fo:letter-spacing="normal" fo:font-style="normal" fo:font-weight="normal"/>
    </style:style>
    <style:style style:name="T4" style:family="text">
      <style:text-properties style:font-name="Source Code Pro Medium" fo:font-size="16pt" officeooo:rsid="0003256e" style:font-size-asian="16pt" style:font-size-complex="16pt"/>
    </style:style>
    <style:style style:name="T5" style:family="text">
      <style:text-properties style:font-name="Source Code Pro Medium" officeooo:rsid="0003256e"/>
    </style:style>
    <style:style style:name="T6" style:family="text">
      <style:text-properties style:font-name="Source Code Pro Medium" officeooo:rsid="0003351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4">H M Mythreya</text:span><text:span text:style-name="T5"><text:line-break/></text:span><text:span text:style-name="T4">16personalities test analysis report:<text:line-break/><text:line-break/>My type: Logician (INTP-A)</text:span><text:span text:style-name="T5"><text:line-break/><text:line-break/>I agree with this conclusion to some extent. I do believe in logic over opinion, facts over feelings. I like to ponder about life, the universe, our existence, and philosophy. <text:line-break/><text:line-break/>Difference between type and trait:<text:line-break/>A type is a vague idea of a collection of traits. For example, my type, Logician, has several traits like Intuitiveness, Imaginative and curious. A trait is a </text:span><text:span text:style-name="T6">behavioural </text:span><text:span text:style-name="T5">mark, a unique response to certain events. Like staying calm under pressure, being curious and open-minded, etc.<text:line-break/><text:line-break/>Entrepreneurial strengths:<text:line-break/>Originality: It is important to think of original ideas and solutions to a problem, this can give a competitive edge over others on the market.<text:line-break/><text:line-break/>Open-minded: An entrepreneur should be open to ideas and change. Adapting to the changes in the market and quickly reacting to them is important.<text:line-break/><text:line-break/>Curious: An entrepreneur should be curious. Always finding, or trying to find ways to improve what's already there on the market, or research into certain topics that might boost current products can be valuable. <text:line-break/><text:line-break/>Entrepreneurial Weaknesses:<text:line-break/>Insensitive: Being insensitive is a common trait amongst logicians. They always value facts over feelings. Sometimes, that "gut feeling" can be important and might be the way to go. <text:line-break/><text:line-break/>Impatient: Logicians are knowledgeable, however when explaining something to someone else, they can be quite impatient. They expect the other person to catch on quickly and omit important and relevant details about a certain skill.<text:line-break/><text:line-break/>Perfectionist: Logicians often want everything to be perfect. Sometimes we have to accept that it's ok</text:span><text:span text:style-name="T6">ay</text:span><text:span text:style-name="T5"> to have flaws, whether it be in product or people. Wanting to min-max and push everything to perfection isn't always feasible, and can be a waste of time and resources.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Google Sans" svg:font-family="'Google Sans', arial, sans-serif"/>
    <style:font-face style:name="Arial1" svg:font-family="Arial" style:font-family-generic="swiss"/>
    <style:font-face style:name="Source Code Pro Medium" svg:font-family="'Source Code Pro Medium'"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31T16:25:50.905000000</meta:creation-date>
    <dc:date>2022-01-31T16:43:53.127000000</dc:date>
    <meta:editing-duration>PT7M52S</meta:editing-duration>
    <meta:editing-cycles>1</meta:editing-cycles>
    <meta:generator>LibreOffice/7.0.4.2$Windows_X86_64 LibreOffice_project/dcf040e67528d9187c66b2379df5ea4407429775</meta:generator>
    <meta:document-statistic meta:table-count="0" meta:image-count="0" meta:object-count="0" meta:page-count="1" meta:paragraph-count="1" meta:word-count="289" meta:character-count="1831" meta:non-whitespace-character-count="1530"/>
  </office:meta>
</office:document-meta>
</file>